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FF0000036C26D384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3" style:family="graphic" style:parent-style-name="standard">
      <style:graphic-properties svg:stroke-color="#0084d1" draw:fill-color="#0084d1" draw:textarea-vertical-align="middle" draw:auto-grow-height="false"/>
    </style:style>
    <style:style style:name="gr14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2" draw:text-style-name="P1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3" draw:text-style-name="P3" draw:layer="layout" svg:width="22.098cm" svg:height="3.302cm" svg:x="3.302cm" svg:y="7.874cm">
          <text:p text:style-name="P1"><text:span text:style-name="T1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4" draw:text-style-name="P1" draw:layer="layout" svg:width="7.958cm" svg:height="2.632cm" svg:x="1.44cm" svg:y="12.146cm">
          <text:p text:style-name="P1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958cm" svg:height="2.632cm" svg:x="1.44cm" svg:y="4.996cm">
          <text:p text:style-name="P1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4.871cm" svg:height="1.081cm" svg:x="2.286cm" svg:y="15.672cm">
          <draw:text-box>
            <text:p>国外: Amazon EMR, Google GCE, Pivotal Bigdata,</text:p>
          </draw:text-box>
        </draw:frame>
        <draw:frame draw:style-name="gr5" draw:layer="layout" svg:width="16.226cm" svg:height="1.081cm" svg:x="2.27cm" svg:y="8.352cm">
          <draw:text-box>
            <text:p>国外：Cloudera, Hortonworks , MapR, Pivotal ,Adatao <text:s/></text:p>
          </draw:text-box>
        </draw:frame>
        <draw:frame draw:style-name="gr5" draw:layer="layout" svg:width="7.983cm" svg:height="1.081cm" svg:x="2.254cm" svg:y="10.065cm">
          <draw:text-box>
            <text:p>国内：Transwarp, Huawei</text:p>
          </draw:text-box>
        </draw:frame>
        <draw:frame draw:style-name="gr5" draw:layer="layout" svg:width="7.196cm" svg:height="1.081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2">大数据初创企业</text:span><text:span text:style-name="T2">Adatao</text:span><text:span text:style-name="T2">日前完成由 </text:span><text:span text:style-name="T2">Andreessen Horowitz, Lightspeed Venture Partners </text:span><text:span text:style-name="T2">和 </text:span><text:span text:style-name="T2">Bloomberg Beta </text:span><text:span text:style-name="T2">领投的 </text:span><text:span text:style-name="T2">1300 </text:span><text:span text:style-name="T2">万美元 </text:span><text:span text:style-name="T2">A </text:span><text:span text:style-name="T2">轮融资</text:span><text:span text:style-name="T2">.Adatao </text:span><text:span text:style-name="T2">的软件基于 </text:span><text:span text:style-name="T2">Spark </text:span><text:span text:style-name="T2">内存数据处理架构，以加快数据处理速度。</text:span><text:span text:style-name="T2">Adatao </text:span><text:span text:style-name="T2">的用户界面简单易用，使用 </text:span><text:span text:style-name="T2">Apache Spark</text:span><text:span text:style-name="T2">，用户能够查看连接到 </text:span><text:span text:style-name="T2">Adatao </text:span><text:span text:style-name="T2">的任何数据，并可以请数据库工程师通过机器学习算法，找出数据背后可能隐藏的因果关系。</text:span><text:span text:style-name="T2">Adatao </text:span><text:span text:style-name="T2">还允许多用户同时查看数据集，就像使用 </text:span><text:span text:style-name="T2">Google Docs </text:span><text:span text:style-name="T2">一样。</text:span><text:span text:style-name="T2"><text:a xlink:href="http://www.36kr.com/p/214427.html">http://www.36kr.com/p/214427.html</text:a></text:span></text:p>
              <text:p><text:span text:style-name="T2"/></text:p>
              <text:p><text:span text:style-name="T2">Transwarp Data Hub</text:span><text:span text:style-name="T2">（简称</text:span><text:span text:style-name="T2">TDH</text:span><text:span text:style-name="T2">）是国内落地案例最多的一站式</text:span><text:span text:style-name="T2">Hadoop</text:span><text:span text:style-name="T2">发行版</text:span><text:span text:style-name="T2">, </text:span><text:span text:style-name="T2">是国内外领先的大数据基础软件，比开源</text:span><text:span text:style-name="T2">Hadoop2</text:span><text:span text:style-name="T2">版本快</text:span><text:span text:style-name="T2">10</text:span><text:span text:style-name="T2">倍到</text:span><text:span text:style-name="T2">100</text:span><text:span text:style-name="T2">倍（基于</text:span><text:span text:style-name="T2">Spark,</text:span><text:span text:style-name="T2"><text:a xlink:href="http://bbs.chinahadoop.cn/plugin.php?id=docswf_wk:view&amp;docid=227">http://bbs.chinahadoop.cn/plugin.php?id=docswf_wk:view&amp;docid=227</text:a></text:span><text:span text:style-name="T2">）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3" draw:text-style-name="P1" draw:layer="layout" svg:width="5.588cm" svg:height="2.794cm" svg:x="3.556cm" svg:y="6.35cm">
          <text:p text:style-name="P1">Hadoo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2.794cm" svg:x="13.462cm" svg:y="6.35cm">
          <text:p text:style-name="P1">Spark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3" draw:text-style-name="P1" draw:layer="layout" svg:width="5.588cm" svg:height="5.842cm" svg:x="3.556cm" svg:y="8.128cm">
          <text:p text:style-name="P1">大数据</text:p>
          <text:p text:style-name="P1">部署管理平台</text:p>
          <text:p text:style-name="P1">与</text:p>
          <text:p text:style-name="P1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3" draw:text-style-name="P1" draw:layer="layout" svg:width="16.764cm" svg:height="1.778cm" svg:x="4.572cm" svg:y="14.224cm">
          <text:p text:style-name="P1">集群供给、监控与管理系统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6.764cm" svg:height="1.778cm" svg:x="4.572cm" svg:y="16.764cm">
          <text:p text:style-name="P1">基础设施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096cm" svg:x="4.572cm" svg:y="7.874cm">
          <text:p text:style-name="P1">数据采集</text:p>
          <text:p text:style-name="P1">与</text:p>
          <text:p text:style-name="P1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draw:layer="layout" svg:width="2.032cm" svg:height="6.096cm" svg:x="2.032cm" svg:y="7.874cm">
          <text:p text:style-name="P1">数据源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096cm" svg:x="9.144cm" svg:y="7.874cm">
          <text:p text:style-name="P1">数据存储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6.096cm" svg:x="13.208cm" svg:y="7.874cm">
          <text:p text:style-name="P1">数据分析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6.096cm" svg:x="17.526cm" svg:y="7.874cm">
          <text:p text:style-name="P1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ODH</text:p>
          </draw:text-box>
        </draw:frame>
        <draw:custom-shape draw:style-name="gr9" draw:text-style-name="P1" draw:layer="layout" svg:width="16.256cm" svg:height="14.47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878cm" svg:height="2.156cm" svg:x="8.447cm" svg:y="16.84cm">
          <text:p text:style-name="P1">数据收集（Sqoop,Flume,Falcon...）</text:p>
          <draw:enhanced-geometry svg:viewBox="0 0 21600 21600" draw:type="rectangle" draw:enhanced-path="M 0 0 L 21600 0 21600 21600 0 21600 0 0 Z N"/>
        </draw:custom-shape>
        <draw:frame draw:style-name="gr11" draw:layer="layout" svg:width="5.588cm" svg:height="0.962cm" svg:x="0.762cm" svg:y="12.446cm">
          <draw:text-box>
            <text:p>Product Stack</text:p>
          </draw:text-box>
        </draw:frame>
        <draw:custom-shape draw:style-name="gr10" draw:text-style-name="P1" draw:layer="layout" svg:width="14.878cm" svg:height="2.817cm" svg:x="8.447cm" svg:y="13.762cm">
          <text:p text:style-name="P1">大数据存储与资源调度</text:p>
          <text:p text:style-name="P1">（HDFS, HBASE，YARN）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507cm" svg:height="3.225cm" svg:x="8.447cm" svg:y="9.841cm">
          <text:p text:style-name="P5"><text:span text:style-name="T3">交互分析引擎</text:span></text:p>
          <text:p text:style-name="P5"><text:span text:style-name="T3">(SQL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73cm" svg:height="3.225cm" svg:x="13.469cm" svg:y="9.829cm">
          <text:p text:style-name="P5">实时在线数据</text:p>
          <text:p text:style-name="P5">处理引擎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226cm" svg:height="3.225cm" svg:x="18.542cm" svg:y="9.752cm">
          <text:p text:style-name="P5">离线分析引擎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62cm" svg:height="3.302cm" svg:x="8.428cm" svg:y="6.096cm">
          <text:p text:style-name="P1">集群管理工具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oadMap</text:p>
          </draw:text-box>
        </draw:frame>
        <draw:custom-shape draw:style-name="gr3" draw:text-style-name="P1" draw:layer="layout" svg:width="3.048cm" svg:height="6.858cm" svg:x="2.794cm" svg:y="6.182cm">
          <text:p text:style-name="P1">集群提供</text:p>
          <text:p text:style-name="P1">监控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6.858cm" svg:x="7.366cm" svg:y="6.182cm">
          <text:p text:style-name="P1">数据</text:p>
          <text:p text:style-name="P1">与</text:p>
          <text:p text:style-name="P1">应用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6.858cm" svg:x="11.43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6.858cm" svg:x="15.74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8cm" svg:height="6.858cm" svg:x="20.82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H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rk </meta:initial-creator>
    <meta:creation-date>2014-08-16T21:21:24</meta:creation-date>
    <meta:generator>OpenOffice.org/3.2$Unix OpenOffice.org_project/320m19$Build-9505</meta:generator>
    <dc:date>2014-08-20T17:08:22</dc:date>
    <dc:creator>zhanghua.zou </dc:creator>
    <meta:editing-duration>PT10H20M48S</meta:editing-duration>
    <meta:editing-cycles>44</meta:editing-cycles>
    <meta:document-statistic meta:object-count="103"/>
  </office:meta>
</office:document-meta>
</file>